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 table:print-ranges="Sheet1.A24:Sheet1.B72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thena II BOM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Printed part</text:p>
          </table:table-cell>
          <table:table-cell table:style-name="ce1" office:value-type="string" calcext:value-type="string">
            <text:p>Printed</text:p>
          </table:table-cell>
          <table:table-cell table:style-name="ce1" office:value-type="string" calcext:value-type="string">
            <text:p>Additional printed</text:p>
          </table:table-cell>
          <table:table-cell table:style-name="ce1" office:value-type="string" calcext:value-type="string">
            <text:p>M2 x12mm</text:p>
          </table:table-cell>
          <table:table-cell table:style-name="ce1" office:value-type="string" calcext:value-type="string">
            <text:p>M2 washer</text:p>
          </table:table-cell>
          <table:table-cell table:style-name="ce1" office:value-type="string" calcext:value-type="string">
            <text:p>M3 grub screw</text:p>
          </table:table-cell>
          <table:table-cell table:style-name="ce1" office:value-type="string" calcext:value-type="string">
            <text:p>M3 x 6mm</text:p>
          </table:table-cell>
          <table:table-cell table:style-name="ce1" office:value-type="string" calcext:value-type="string">
            <text:p>M3 x 10mm</text:p>
          </table:table-cell>
          <table:table-cell table:style-name="ce1" office:value-type="string" calcext:value-type="string">
            <text:p>M3 x 12mm</text:p>
          </table:table-cell>
          <table:table-cell table:style-name="ce1" office:value-type="string" calcext:value-type="string">
            <text:p>M3 x 14mm</text:p>
          </table:table-cell>
          <table:table-cell table:style-name="ce1" office:value-type="string" calcext:value-type="string">
            <text:p>M3 x 16mm</text:p>
          </table:table-cell>
          <table:table-cell table:style-name="ce1" office:value-type="string" calcext:value-type="string">
            <text:p>M3 x 20mm</text:p>
          </table:table-cell>
          <table:table-cell table:style-name="ce1" office:value-type="string" calcext:value-type="string">
            <text:p>M3 x 25mm</text:p>
          </table:table-cell>
          <table:table-cell table:style-name="ce1" office:value-type="string" calcext:value-type="string">
            <text:p>M3 x 30mm</text:p>
          </table:table-cell>
          <table:table-cell table:style-name="ce1" office:value-type="string" calcext:value-type="string">
            <text:p>M3 x 35mm</text:p>
          </table:table-cell>
          <table:table-cell table:style-name="ce1" office:value-type="string" calcext:value-type="string">
            <text:p>M3 x 40mm</text:p>
          </table:table-cell>
          <table:table-cell table:style-name="ce1" office:value-type="string" calcext:value-type="string">
            <text:p>M3 x 45mm</text:p>
          </table:table-cell>
          <table:table-cell table:style-name="ce1" office:value-type="string" calcext:value-type="string">
            <text:p>M3 x 50MM</text:p>
          </table:table-cell>
          <table:table-cell table:style-name="ce1" office:value-type="string" calcext:value-type="string">
            <text:p>M3 nut</text:p>
          </table:table-cell>
          <table:table-cell table:style-name="ce1" office:value-type="string" calcext:value-type="string">
            <text:p>M3 washer</text:p>
          </table:table-cell>
          <table:table-cell table:style-name="ce1" office:value-type="string" calcext:value-type="string">
            <text:p>M4 grub</text:p>
          </table:table-cell>
          <table:table-cell table:style-name="ce1" office:value-type="string" calcext:value-type="string">
            <text:p>M8 x 40mm</text:p>
          </table:table-cell>
          <table:table-cell table:style-name="ce1" office:value-type="string" calcext:value-type="string">
            <text:p>M8 nut</text:p>
          </table:table-cell>
          <table:table-cell table:style-name="ce1" office:value-type="string" calcext:value-type="string">
            <text:p>M8 washer</text:p>
          </table:table-cell>
          <table:table-cell table:style-name="ce1" office:value-type="string" calcext:value-type="string">
            <text:p>#6 x 3/4” sheet metal screws</text:p>
          </table:table-cell>
          <table:table-cell table:style-name="ce1" office:value-type="string" calcext:value-type="string">
            <text:p>#6 x 1/2” sheet metal screws</text:p>
          </table:table-cell>
          <table:table-cell table:style-name="ce1" office:value-type="string" calcext:value-type="string">
            <text:p>16 tooth GT2 pulley</text:p>
          </table:table-cell>
          <table:table-cell table:style-name="ce1" office:value-type="string" calcext:value-type="string">
            <text:p>2mm id x 4mm od PTFE</text:p>
          </table:table-cell>
          <table:table-cell table:style-name="ce1" office:value-type="string" calcext:value-type="string">
            <text:p>Fuel line</text:p>
          </table:table-cell>
          <table:table-cell table:style-name="ce1" office:value-type="string" calcext:value-type="string">
            <text:p>M6 Pneumatic quick connect</text:p>
          </table:table-cell>
          <table:table-cell table:style-name="ce1" office:value-type="string" calcext:value-type="string">
            <text:p>mk7 drive gear</text:p>
          </table:table-cell>
          <table:table-cell table:style-name="ce1" office:value-type="string" calcext:value-type="string">
            <text:p>3/8” counter sunk ring magnet</text:p>
          </table:table-cell>
          <table:table-cell table:style-name="ce1" office:value-type="string" calcext:value-type="string">
            <text:p>NEM17 motor</text:p>
          </table:table-cell>
          <table:table-cell table:style-name="ce1" office:value-type="string" calcext:value-type="string">
            <text:p>Melzi controller</text:p>
          </table:table-cell>
          <table:table-cell table:style-name="ce1" office:value-type="string" calcext:value-type="string">
            <text:p>Bridge board</text:p>
          </table:table-cell>
          <table:table-cell table:style-name="ce1" office:value-type="string" calcext:value-type="string">
            <text:p>Beaglebone</text:p>
          </table:table-cell>
          <table:table-cell table:style-name="ce1" office:value-type="string" calcext:value-type="string">
            <text:p>Lever actuated limit switch</text:p>
          </table:table-cell>
          <table:table-cell table:style-name="ce1" office:value-type="string" calcext:value-type="string">
            <text:p>1.5m twisted pair</text:p>
          </table:table-cell>
          <table:table-cell table:style-name="ce1" office:value-type="string" calcext:value-type="string">
            <text:p>Hexagon hotend, complete</text:p>
          </table:table-cell>
          <table:table-cell table:style-name="ce1" office:value-type="string" calcext:value-type="string">
            <text:p>4cm box fan</text:p>
          </table:table-cell>
          <table:table-cell table:style-name="ce1" office:value-type="string" calcext:value-type="string">
            <text:p>Al tube</text:p>
          </table:table-cell>
          <table:table-cell table:style-name="ce1" office:value-type="string" calcext:value-type="string">
            <text:p>3/8” ball bearing</text:p>
          </table:table-cell>
          <table:table-cell table:style-name="ce1" office:value-type="string" calcext:value-type="string">
            <text:p>small wire tie</text:p>
          </table:table-cell>
          <table:table-cell table:style-name="ce1" office:value-type="string" calcext:value-type="string">
            <text:p>Large wire tie</text:p>
          </table:table-cell>
          <table:table-cell table:style-name="ce1" office:value-type="string" calcext:value-type="string">
            <text:p>608zz bearing</text:p>
          </table:table-cell>
          <table:table-cell table:style-name="ce1" office:value-type="string" calcext:value-type="string">
            <text:p>MR105zz bearing</text:p>
          </table:table-cell>
          <table:table-cell table:style-name="ce1" office:value-type="string" calcext:value-type="string">
            <text:p>250mm 16ga speaker wire</text:p>
          </table:table-cell>
          <table:table-cell table:style-name="ce1" office:value-type="string" calcext:value-type="string">
            <text:p>150mm 16ga speaker wire</text:p>
          </table:table-cell>
          <table:table-cell table:style-name="ce1" office:value-type="string" calcext:value-type="string">
            <text:p>Barrel connector</text:p>
          </table:table-cell>
          <table:table-cell table:style-name="ce1" office:value-type="string" calcext:value-type="string">
            <text:p>Round mirror</text:p>
          </table:table-cell>
          <table:table-cell table:style-name="ce1" office:value-type="string" calcext:value-type="string">
            <text:p>590mm x 8mm guide rods</text:p>
          </table:table-cell>
          <table:table-cell table:style-name="ce1" office:value-type="string" calcext:value-type="string">
            <text:p>LM8uu bearing</text:p>
          </table:table-cell>
          <table:table-cell table:style-name="ce1" office:value-type="string" calcext:value-type="string">
            <text:p>Heat shrink tubing</text:p>
          </table:table-cell>
          <table:table-cell table:style-name="ce1" office:value-type="string" calcext:value-type="string">
            <text:p>Vertical board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onut</text:p>
          </table:table-cell>
          <table:table-cell table:style-name="ce1" office:value-type="string" calcext:value-type="string">
            <text:p>Network patch cable</text:p>
          </table:table-cell>
          <table:table-cell table:style-name="ce1" table:number-columns-repeated="967"/>
        </table:table-row>
        <table:table-row table:style-name="ro1">
          <table:table-cell office:value-type="string" calcext:value-type="string">
            <text:p>Motor en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Idler end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12"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tend eff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mbscre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640" calcext:value-type="float">
            <text:p>6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Basic carri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x fixed belt terminator, 3x free belt terminator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xtruder dr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ing bar, idler bearing housing, idler bearing sha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ectronics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s mount 2, power_entr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lass hold down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Spool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pivot, spool retain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re retainer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6:.D17])" office:value-type="float" office:value="6" calcext:value-type="float">
            <text:p>6</text:p>
          </table:table-cell>
          <table:table-cell table:formula="of:=SUM([.E6:.E17])" office:value-type="float" office:value="6" calcext:value-type="float">
            <text:p>6</text:p>
          </table:table-cell>
          <table:table-cell table:formula="of:=SUM([.F6:.F17])" office:value-type="float" office:value="6" calcext:value-type="float">
            <text:p>6</text:p>
          </table:table-cell>
          <table:table-cell table:formula="of:=SUM([.G6:.G17])" office:value-type="float" office:value="8" calcext:value-type="float">
            <text:p>8</text:p>
          </table:table-cell>
          <table:table-cell table:formula="of:=SUM([.H6:.H17])" office:value-type="float" office:value="0" calcext:value-type="float">
            <text:p>0</text:p>
          </table:table-cell>
          <table:table-cell table:formula="of:=SUM([.I6:.I17])" office:value-type="float" office:value="14" calcext:value-type="float">
            <text:p>14</text:p>
          </table:table-cell>
          <table:table-cell table:formula="of:=SUM([.J6:.J17])" office:value-type="float" office:value="0" calcext:value-type="float">
            <text:p>0</text:p>
          </table:table-cell>
          <table:table-cell table:formula="of:=SUM([.K6:.K17])" office:value-type="float" office:value="4" calcext:value-type="float">
            <text:p>4</text:p>
          </table:table-cell>
          <table:table-cell table:formula="of:=SUM([.L6:.L17])" office:value-type="float" office:value="0" calcext:value-type="float">
            <text:p>0</text:p>
          </table:table-cell>
          <table:table-cell table:formula="of:=SUM([.M6:.M17])" office:value-type="float" office:value="1" calcext:value-type="float">
            <text:p>1</text:p>
          </table:table-cell>
          <table:table-cell table:formula="of:=SUM([.N6:.N17])" office:value-type="float" office:value="2" calcext:value-type="float">
            <text:p>2</text:p>
          </table:table-cell>
          <table:table-cell table:formula="of:=SUM([.O6:.O17])" office:value-type="float" office:value="0" calcext:value-type="float">
            <text:p>0</text:p>
          </table:table-cell>
          <table:table-cell table:formula="of:=SUM([.P6:.P17])" office:value-type="float" office:value="0" calcext:value-type="float">
            <text:p>0</text:p>
          </table:table-cell>
          <table:table-cell table:formula="of:=SUM([.Q6:.Q17])" office:value-type="float" office:value="2" calcext:value-type="float">
            <text:p>2</text:p>
          </table:table-cell>
          <table:table-cell table:formula="of:=SUM([.R6:.R17])" office:value-type="float" office:value="12" calcext:value-type="float">
            <text:p>12</text:p>
          </table:table-cell>
          <table:table-cell table:formula="of:=SUM([.S6:.S17])" office:value-type="float" office:value="17" calcext:value-type="float">
            <text:p>17</text:p>
          </table:table-cell>
          <table:table-cell table:formula="of:=SUM([.T6:.T17])" office:value-type="float" office:value="29" calcext:value-type="float">
            <text:p>29</text:p>
          </table:table-cell>
          <table:table-cell table:formula="of:=SUM([.U6:.U17])" office:value-type="float" office:value="1" calcext:value-type="float">
            <text:p>1</text:p>
          </table:table-cell>
          <table:table-cell table:formula="of:=SUM([.V6:.V17])" office:value-type="float" office:value="3" calcext:value-type="float">
            <text:p>3</text:p>
          </table:table-cell>
          <table:table-cell table:formula="of:=SUM([.W6:.W17])" office:value-type="float" office:value="3" calcext:value-type="float">
            <text:p>3</text:p>
          </table:table-cell>
          <table:table-cell table:formula="of:=SUM([.X6:.X17])" office:value-type="float" office:value="9" calcext:value-type="float">
            <text:p>9</text:p>
          </table:table-cell>
          <table:table-cell table:formula="of:=SUM([.Y6:.Y17])" office:value-type="float" office:value="21" calcext:value-type="float">
            <text:p>21</text:p>
          </table:table-cell>
          <table:table-cell table:formula="of:=SUM([.Z6:.Z17])" office:value-type="float" office:value="13" calcext:value-type="float">
            <text:p>13</text:p>
          </table:table-cell>
          <table:table-cell table:formula="of:=SUM([.AA6:.AA17])" office:value-type="float" office:value="3" calcext:value-type="float">
            <text:p>3</text:p>
          </table:table-cell>
          <table:table-cell table:formula="of:=SUM([.AB6:.AB17])" office:value-type="float" office:value="680" calcext:value-type="float">
            <text:p>680</text:p>
          </table:table-cell>
          <table:table-cell table:formula="of:=SUM([.AC6:.AC17])" office:value-type="float" office:value="25" calcext:value-type="float">
            <text:p>25</text:p>
          </table:table-cell>
          <table:table-cell table:formula="of:=SUM([.AD6:.AD17])" office:value-type="float" office:value="2" calcext:value-type="float">
            <text:p>2</text:p>
          </table:table-cell>
          <table:table-cell table:formula="of:=SUM([.AE6:.AE17])" office:value-type="float" office:value="1" calcext:value-type="float">
            <text:p>1</text:p>
          </table:table-cell>
          <table:table-cell table:formula="of:=SUM([.AF6:.AF17])" office:value-type="float" office:value="12" calcext:value-type="float">
            <text:p>12</text:p>
          </table:table-cell>
          <table:table-cell table:formula="of:=SUM([.AG6:.AG17])" office:value-type="float" office:value="4" calcext:value-type="float">
            <text:p>4</text:p>
          </table:table-cell>
          <table:table-cell table:formula="of:=SUM([.AH6:.AH17])" office:value-type="float" office:value="1" calcext:value-type="float">
            <text:p>1</text:p>
          </table:table-cell>
          <table:table-cell table:formula="of:=SUM([.AI6:.AI17])" office:value-type="float" office:value="1" calcext:value-type="float">
            <text:p>1</text:p>
          </table:table-cell>
          <table:table-cell table:formula="of:=SUM([.AJ6:.AJ17])" office:value-type="float" office:value="1" calcext:value-type="float">
            <text:p>1</text:p>
          </table:table-cell>
          <table:table-cell table:formula="of:=SUM([.AK6:.AK17])" office:value-type="float" office:value="3" calcext:value-type="float">
            <text:p>3</text:p>
          </table:table-cell>
          <table:table-cell table:formula="of:=SUM([.AL6:.AL17])" office:value-type="float" office:value="4" calcext:value-type="float">
            <text:p>4</text:p>
          </table:table-cell>
          <table:table-cell table:formula="of:=SUM([.AM6:.AM17])" office:value-type="float" office:value="1" calcext:value-type="float">
            <text:p>1</text:p>
          </table:table-cell>
          <table:table-cell table:formula="of:=SUM([.AN6:.AN17])" office:value-type="float" office:value="1" calcext:value-type="float">
            <text:p>1</text:p>
          </table:table-cell>
          <table:table-cell table:formula="of:=SUM([.AO6:.AO17])" office:value-type="float" office:value="6" calcext:value-type="float">
            <text:p>6</text:p>
          </table:table-cell>
          <table:table-cell table:formula="of:=SUM([.AP6:.AP17])" office:value-type="float" office:value="12" calcext:value-type="float">
            <text:p>12</text:p>
          </table:table-cell>
          <table:table-cell table:formula="of:=SUM([.AQ6:.AQ17])" office:value-type="float" office:value="6" calcext:value-type="float">
            <text:p>6</text:p>
          </table:table-cell>
          <table:table-cell table:formula="of:=SUM([.AR6:.AR17])" office:value-type="float" office:value="3" calcext:value-type="float">
            <text:p>3</text:p>
          </table:table-cell>
          <table:table-cell table:formula="of:=SUM([.AS6:.AS17])" office:value-type="float" office:value="7" calcext:value-type="float">
            <text:p>7</text:p>
          </table:table-cell>
          <table:table-cell table:formula="of:=SUM([.AT6:.AT17])" office:value-type="float" office:value="1" calcext:value-type="float">
            <text:p>1</text:p>
          </table:table-cell>
          <table:table-cell table:formula="of:=SUM([.AU6:.AU17])" office:value-type="float" office:value="1" calcext:value-type="float">
            <text:p>1</text:p>
          </table:table-cell>
          <table:table-cell table:formula="of:=SUM([.AV6:.AV17])" office:value-type="float" office:value="1" calcext:value-type="float">
            <text:p>1</text:p>
          </table:table-cell>
          <table:table-cell table:formula="of:=SUM([.AW6:.AW17])" office:value-type="float" office:value="1" calcext:value-type="float">
            <text:p>1</text:p>
          </table:table-cell>
          <table:table-cell table:formula="of:=SUM([.AX6:.AX17])" office:value-type="float" office:value="1" calcext:value-type="float">
            <text:p>1</text:p>
          </table:table-cell>
          <table:table-cell table:formula="of:=SUM([.AY6:.AY17])" office:value-type="float" office:value="6" calcext:value-type="float">
            <text:p>6</text:p>
          </table:table-cell>
          <table:table-cell table:formula="of:=SUM([.AZ6:.AZ17])" office:value-type="float" office:value="6" calcext:value-type="float">
            <text:p>6</text:p>
          </table:table-cell>
          <table:table-cell table:formula="of:=SUM([.BA6:.BA17])" office:value-type="float" office:value="50" calcext:value-type="float">
            <text:p>50</text:p>
          </table:table-cell>
          <table:table-cell table:formula="of:=SUM([.BB6:.BB17])" office:value-type="float" office:value="3" calcext:value-type="float">
            <text:p>3</text:p>
          </table:table-cell>
          <table:table-cell table:formula="of:=SUM([.BC6:.BC17])" office:value-type="float" office:value="1" calcext:value-type="float">
            <text:p>1</text:p>
          </table:table-cell>
          <table:table-cell table:formula="of:=SUM([.BD6:.BD17])" office:value-type="float" office:value="1" calcext:value-type="float">
            <text:p>1</text:p>
          </table:table-cell>
          <table:table-cell table:formula="of:=SUM([.BE6:.BE17])" office:value-type="float" office:value="1" calcext:value-type="float">
            <text:p>1</text:p>
          </table:table-cell>
          <table:table-cell table:number-columns-repeated="96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ookup table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m twisted pair</text:p>
          </table:table-cell>
          <table:table-cell table:formula="of:=HLOOKUP([.A24];BOM;14;0)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0mm 16ga speaker wire</text:p>
          </table:table-cell>
          <table:table-cell table:formula="of:=HLOOKUP([.A25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0mm 16ga speaker wire</text:p>
          </table:table-cell>
          <table:table-cell table:formula="of:=HLOOKUP([.A26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cm box fan</text:p>
          </table:table-cell>
          <table:table-cell table:formula="of:=HLOOKUP([.A27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el connector</text:p>
          </table:table-cell>
          <table:table-cell table:formula="of:=HLOOKUP([.A28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glebone</text:p>
          </table:table-cell>
          <table:table-cell table:formula="of:=HLOOKUP([.A29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dge board</text:p>
          </table:table-cell>
          <table:table-cell table:formula="of:=HLOOKUP([.A30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t shrink tubing</text:p>
          </table:table-cell>
          <table:table-cell table:formula="of:=HLOOKUP([.A31];BOM;14;0)" office:value-type="float" office:value="50" calcext:value-type="float">
            <text:p>50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r actuated limit switch</text:p>
          </table:table-cell>
          <table:table-cell table:formula="of:=HLOOKUP([.A32];BOM;14;0)"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zi controller</text:p>
          </table:table-cell>
          <table:table-cell table:formula="of:=HLOOKUP([.A33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M17 motor</text:p>
          </table:table-cell>
          <table:table-cell table:formula="of:=HLOOKUP([.A34];BOM;14;0)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twork patch cable</text:p>
          </table:table-cell>
          <table:table-cell table:formula="of:=HLOOKUP([.A35];BOM;14;0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mm id x 4mm od PTFE</text:p>
          </table:table-cell>
          <table:table-cell table:formula="of:=HLOOKUP([.A36];BOM;14;0)" office:value-type="float" office:value="680" calcext:value-type="float">
            <text:p>680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90mm x 8mm guide rods</text:p>
          </table:table-cell>
          <table:table-cell table:formula="of:=HLOOKUP([.A37];BOM;14;0)" office:value-type="float" office:value="6" calcext:value-type="float">
            <text:p>6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 tube</text:p>
          </table:table-cell>
          <table:table-cell table:formula="of:=HLOOKUP([.A38];BOM;14;0)" office:value-type="float" office:value="6" calcext:value-type="float">
            <text:p>6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 table:formula="of:=HLOOKUP([.A39];BOM;14;0)"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ut</text:p>
          </table:table-cell>
          <table:table-cell table:formula="of:=HLOOKUP([.A40];BOM;14;0)"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 wire tie</text:p>
          </table:table-cell>
          <table:table-cell table:formula="of:=HLOOKUP([.A41];BOM;14;0)"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nd mirror</text:p>
          </table:table-cell>
          <table:table-cell table:formula="of:=HLOOKUP([.A42];BOM;14;0)" office:value-type="float" office:value="1" calcext:value-type="float">
            <text:p>1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all wire tie</text:p>
          </table:table-cell>
          <table:table-cell table:formula="of:=HLOOKUP([.A43];BOM;14;0)" office:value-type="float" office:value="6" calcext:value-type="float">
            <text:p>6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tical board</text:p>
          </table:table-cell>
          <table:table-cell table:formula="of:=HLOOKUP([.A44];BOM;14;0)"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uder ax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uder bearing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uder drive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uder str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 end eff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ler 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 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ck connect thumb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ol holder 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ol holder piv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ol holder ret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6 x 1/2” sheet metal screws</text:p>
          </table:table-cell>
          <table:table-cell table:formula="of:=HLOOKUP([.A57];BOM;14;0)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6 x 3/4” sheet metal screws</text:p>
          </table:table-cell>
          <table:table-cell table:formula="of:=HLOOKUP([.A58];BOM;14;0)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 tooth GT2 pulley</text:p>
          </table:table-cell>
          <table:table-cell table:formula="of:=HLOOKUP([.A59];BOM;14;0)" office:value-type="float" office:value="3" calcext:value-type="float">
            <text:p>3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8” ball bearing</text:p>
          </table:table-cell>
          <table:table-cell table:formula="of:=HLOOKUP([.A60];BOM;14;0)" office:value-type="float" office:value="12" calcext:value-type="float">
            <text:p>12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8” counter sunk ring magnet</text:p>
          </table:table-cell>
          <table:table-cell table:formula="of:=HLOOKUP([.A61];BOM;14;0)" office:value-type="float" office:value="12" calcext:value-type="float">
            <text:p>12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8zz bearing</text:p>
          </table:table-cell>
          <table:table-cell table:formula="of:=HLOOKUP([.A62];BOM;14;0)" office:value-type="float" office:value="7" calcext:value-type="float">
            <text:p>7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l line</text:p>
          </table:table-cell>
          <table:table-cell table:formula="of:=HLOOKUP([.A63];BOM;14;0)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xagon hotend, complete</text:p>
          </table:table-cell>
          <table:table-cell table:formula="of:=HLOOKUP([.A64];BOM;14;0)"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M8uu bearing</text:p>
          </table:table-cell>
          <table:table-cell table:formula="of:=HLOOKUP([.A65];BOM;14;0)" office:value-type="float" office:value="6" calcext:value-type="float">
            <text:p>6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 washer</text:p>
          </table:table-cell>
          <table:table-cell table:formula="of:=HLOOKUP([.A66];BOM;14;0)" office:value-type="float" office:value="6" calcext:value-type="float">
            <text:p>6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 x12mm</text:p>
          </table:table-cell>
          <table:table-cell table:formula="of:=HLOOKUP([.A67];BOM;14;0)" office:value-type="float" office:value="6" calcext:value-type="float">
            <text:p>6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grub screw</text:p>
          </table:table-cell>
          <table:table-cell table:formula="of:=HLOOKUP([.A68];BOM;14;0)" office:value-type="float" office:value="6" calcext:value-type="float">
            <text:p>6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nut</text:p>
          </table:table-cell>
          <table:table-cell table:formula="of:=HLOOKUP([.A69];BOM;14;0)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washer</text:p>
          </table:table-cell>
          <table:table-cell table:formula="of:=HLOOKUP([.A70];BOM;14;0)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12mm</text:p>
          </table:table-cell>
          <table:table-cell table:formula="of:=HLOOKUP([.A71];BOM;14;0)" office:value-type="float" office:value="14" calcext:value-type="float">
            <text:p>14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14mm</text:p>
          </table:table-cell>
          <table:table-cell table:formula="of:=HLOOKUP([.A72];BOM;14;0)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16mm</text:p>
          </table:table-cell>
          <table:table-cell table:formula="of:=HLOOKUP([.A73];BOM;14;0)" office:value-type="float" office:value="4" calcext:value-type="float">
            <text:p>4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25mm</text:p>
          </table:table-cell>
          <table:table-cell table:formula="of:=HLOOKUP([.A74];BOM;14;0)"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30mm</text:p>
          </table:table-cell>
          <table:table-cell table:formula="of:=HLOOKUP([.A75];BOM;14;0)"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45mm</text:p>
          </table:table-cell>
          <table:table-cell table:formula="of:=HLOOKUP([.A76];BOM;14;0)"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50MM</text:p>
          </table:table-cell>
          <table:table-cell table:formula="of:=HLOOKUP([.A77];BOM;14;0)" office:value-type="float" office:value="12" calcext:value-type="float">
            <text:p>12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 x 6mm</text:p>
          </table:table-cell>
          <table:table-cell table:formula="of:=HLOOKUP([.A78];BOM;14;0)" office:value-type="float" office:value="8" calcext:value-type="float">
            <text:p>8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4 grub</text:p>
          </table:table-cell>
          <table:table-cell table:formula="of:=HLOOKUP([.A79];BOM;14;0)"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6 Pneumatic quick connect</text:p>
          </table:table-cell>
          <table:table-cell table:formula="of:=HLOOKUP([.A80];BOM;14;0)"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8 nut</text:p>
          </table:table-cell>
          <table:table-cell table:formula="of:=HLOOKUP([.A81];BOM;14;0)" office:value-type="float" office:value="3" calcext:value-type="float">
            <text:p>3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8 washer</text:p>
          </table:table-cell>
          <table:table-cell table:formula="of:=HLOOKUP([.A82];BOM;14;0)" office:value-type="float" office:value="9" calcext:value-type="float">
            <text:p>9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8 x 40mm</text:p>
          </table:table-cell>
          <table:table-cell table:formula="of:=HLOOKUP([.A83];BOM;14;0)" office:value-type="float" office:value="3" calcext:value-type="float">
            <text:p>3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7 drive gear</text:p>
          </table:table-cell>
          <table:table-cell table:formula="of:=HLOOKUP([.A84];BOM;14;0)"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105zz bearing</text:p>
          </table:table-cell>
          <table:table-cell table:formula="of:=HLOOKUP([.A85];BOM;14;0)"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table:number-columns-repeated="1021"/>
        </table:table-row>
      </table:table>
      <table:named-expressions/>
      <table:database-ranges>
        <table:database-range table:name="BOM" table:target-range-address="Sheet1.A5:Sheet1.BZ18" table:on-update-keep-styles="true" table:on-update-keep-size="false" table:orientation="column"/>
        <table:database-range table:name="__Anonymous_DB__1" table:target-range-address="Sheet1.A20:Sheet1.A20" table:contains-header="false" table:orientation="column"/>
        <table:database-range table:name="__Anonymous_Sheet_DB__0" table:target-range-address="Sheet1.A24:Sheet1.C8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29.71pt" fo:margin-bottom="56.69pt" fo:margin-left="24.41pt" fo:margin-right="16.2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9:10:50.293426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13:15.608415759</meta:creation-date>
    <dc:date>2018-09-19T09:11:15.115336146</dc:date>
    <meta:editing-duration>PT5H53M</meta:editing-duration>
    <meta:editing-cycles>15</meta:editing-cycles>
    <meta:generator>LibreOffice/6.1.1.2$Linux_x86 LibreOffice_project/5d19a1bfa650b796764388cd8b33a5af1f5baa1b</meta:generator>
    <meta:print-date>2018-06-18T14:48:28.730621361</meta:print-date>
    <meta:document-statistic meta:table-count="1" meta:cell-count="395" meta:object-count="0"/>
  </office:meta>
</office:document-meta>
</file>